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import datetime</text:p>
      <text:p text:style-name="Standard">import importlib</text:p>
      <text:p text:style-name="Standard">import socket</text:p>
      <text:p text:style-name="Standard">import pickle</text:p>
      <text:p text:style-name="Standard">import time</text:p>
      <text:p text:style-name="Standard">import IPython</text:p>
      <text:p text:style-name="Standard">from IPython import display</text:p>
      <text:p text:style-name="Standard">from torch.profiler import tensorboard_trace_handler</text:p>
      <text:p text:style-name="Standard"/>
      <text:p text:style-name="Standard">from utils.helperFunctions_pytorch import *</text:p>
      <text:p text:style-name="Standard">import torch.optim as optim</text:p>
      <text:p text:style-name="Standard">from torch.optim.lr_scheduler import StepLR</text:p>
      <text:p text:style-name="Standard">import torch</text:p>
      <text:p text:style-name="Standard">import torch.nn as nn</text:p>
      <text:p text:style-name="Standard">import torch.nn.functional as F</text:p>
      <text:p text:style-name="Standard">import numpy as np</text:p>
      <text:p text:style-name="Standard">from torchvision import datasets, transforms</text:p>
      <text:p text:style-name="Standard">import argparse</text:p>
      <text:p text:style-name="Standard">import time</text:p>
      <text:p text:style-name="Standard">from torch.utils.tensorboard import SummaryWriter</text:p>
      <text:p text:style-name="Standard"/>
      <text:p text:style-name="Standard"/>
      <text:p text:style-name="Standard">from layers.dynamic_filter_layer_pytorch import DynamicFilterLayer</text:p>
      <text:p text:style-name="Standard"/>
      <text:p text:style-name="Standard">options = {</text:p>
      <text:p text:style-name="Standard"><text:s text:c="4"/># global setup settings, and checkpoints</text:p>
      <text:p text:style-name="Standard"><text:s text:c="4"/>'name': 'highwayDriving',</text:p>
      <text:p text:style-name="Standard"><text:s text:c="4"/>'seed': 123,</text:p>
      <text:p text:style-name="Standard"><text:s text:c="4"/>'checkpoint_output_directory': 'checkpoints',</text:p>
      <text:p text:style-name="Standard"/>
      <text:p text:style-name="Standard"><text:s text:c="4"/># model and dataset</text:p>
      <text:p text:style-name="Standard"><text:s text:c="4"/>'dataset_file': 'datasets.dataset_highwayDriving',</text:p>
      <text:p text:style-name="Standard"><text:s text:c="4"/>'model_file': 'models.model_highwayDriving_pytorch',</text:p>
      <text:p text:style-name="Standard"><text:s text:c="4"/>'pretrained_model_path': None,</text:p>
      <text:p text:style-name="Standard"/>
      <text:p text:style-name="Standard"><text:s text:c="4"/># training parameters</text:p>
      <text:p text:style-name="Standard"><text:s text:c="4"/>'image_dim': 64,</text:p>
      <text:p text:style-name="Standard"><text:s text:c="4"/>'batch_size': 7, <text:s/># 16</text:p>
      <text:p text:style-name="Standard"><text:s text:c="4"/>'loss': 'squared_error',</text:p>
      <text:p text:style-name="Standard"><text:s text:c="4"/>'learning_rate': 1e-3,</text:p>
      <text:p text:style-name="Standard"><text:s text:c="4"/>'decay_after': 20,</text:p>
      <text:p text:style-name="Standard"><text:s text:c="4"/>'batches_per_epoch': 10, #200</text:p>
      <text:p text:style-name="Standard"><text:s text:c="4"/>'save_after': 10</text:p>
      <text:p text:style-name="Standard">}</text:p>
      <text:p text:style-name="Standard"/>
      <text:p text:style-name="Standard">modelOptions = {</text:p>
      <text:p text:style-name="Standard"><text:s text:c="4"/>'batch_size': options['batch_size'],</text:p>
      <text:p text:style-name="Standard"><text:s text:c="4"/>'npx': options['image_dim'],</text:p>
      <text:p text:style-name="Standard"><text:soft-page-break/><text:s text:c="4"/>'input_seqlen': 3,</text:p>
      <text:p text:style-name="Standard"><text:s text:c="4"/>'target_seqlen': 3,</text:p>
      <text:p text:style-name="Standard"><text:s text:c="4"/>'buffer_len': 2,</text:p>
      <text:p text:style-name="Standard"><text:s text:c="4"/>'dynamic_filter_size': (11, 11),</text:p>
      <text:p text:style-name="Standard"><text:s text:c="4"/>'refinement_network': False,</text:p>
      <text:p text:style-name="Standard"><text:s text:c="4"/>'dynamic_bias': True</text:p>
      <text:p text:style-name="Standard">}</text:p>
      <text:p text:style-name="Standard">options['modelOptions'] = modelOptions</text:p>
      <text:p text:style-name="Standard"/>
      <text:p text:style-name="Standard">datasetOptions = {</text:p>
      <text:p text:style-name="Standard"><text:s text:c="4"/>'batch_size': options['batch_size'],</text:p>
      <text:p text:style-name="Standard"><text:s text:c="4"/>'image_size': options['image_dim'],</text:p>
      <text:p text:style-name="Standard"><text:s text:c="4"/>'num_frames': modelOptions['input_seqlen'] + modelOptions['target_seqlen']</text:p>
      <text:p text:style-name="Standard">}</text:p>
      <text:p text:style-name="Standard">options['datasetOptions'] = datasetOptions</text:p>
      <text:p text:style-name="Standard"/>
      <text:p text:style-name="Standard">parser = argparse.ArgumentParser()</text:p>
      <text:p text:style-name="Standard"/>
      <text:p text:style-name="Standard">parser.add_argument('--test-batch-size', type=int, default=options['batches_per_epoch'], metavar='N',</text:p>
      <text:p text:style-name="Standard"><text:s text:c="20"/>help='input batch size for testing (default: 1000)')</text:p>
      <text:p text:style-name="Standard">parser.add_argument('--gamma', type=float, default=0.5, metavar='M',</text:p>
      <text:p text:style-name="Standard"><text:s text:c="20"/>help='Learning rate step gamma (default: 0.7)')</text:p>
      <text:p text:style-name="Standard">parser.add_argument('--no-cuda', action='store_true', default=False,</text:p>
      <text:p text:style-name="Standard"><text:s text:c="20"/>help='disables CUDA training')</text:p>
      <text:p text:style-name="Standard">parser.add_argument('--seed', type=int, default=123, metavar='S',</text:p>
      <text:p text:style-name="Standard"><text:s text:c="20"/>help='random seed (default: 1)')</text:p>
      <text:p text:style-name="Standard">parser.add_argument('--log-interval', type=int, default=10, metavar='N',</text:p>
      <text:p text:style-name="Standard"><text:s text:c="20"/>help='how many batches to wait before logging training status')</text:p>
      <text:p text:style-name="Standard">parser.add_argument('--save-model', action='store_true', default=True,</text:p>
      <text:p text:style-name="Standard"><text:s text:c="20"/>help='For Saving the current Model')</text:p>
      <text:p text:style-name="Standard"/>
      <text:p text:style-name="Standard">parser.add_argument('--batch-size', type=int, default=options['batch_size'], metavar='N',</text:p>
      <text:p text:style-name="Standard"><text:s text:c="20"/>help='input batch size for training (default: 64)')</text:p>
      <text:p text:style-name="Standard">parser.add_argument('--lr', type=float, default=1e-3, metavar='LR',</text:p>
      <text:p text:style-name="Standard"><text:s text:c="20"/>help='learning rate (default: 1.0)')</text:p>
      <text:p text:style-name="Standard">parser.add_argument('--epochs', type=int, default=1, metavar='N', <text:s/># 100</text:p>
      <text:p text:style-name="Standard"><text:s text:c="20"/>help='number of epochs to train (default: 14)')</text:p>
      <text:p text:style-name="Standard">args = parser.parse_args()</text:p>
      <text:p text:style-name="Standard"/>
      <text:p text:style-name="Standard">"""</text:p>
      <text:p text:style-name="Standard">parser.add_argument('--name', default='highwayDriving')</text:p>
      <text:p text:style-name="Standard">parser.add_argument('--seed', type=int, default=123, metavar='S',</text:p>
      <text:p text:style-name="Standard"><text:s text:c="20"/>help='random seed (default: 1)')</text:p>
      <text:p text:style-name="Standard">parser.add_argument('--checkpoint_output_directory', default='checkpoints')</text:p>
      <text:p text:style-name="Standard">parser.add_argument('--dataset_file', default=datasets.dataset_highwayDriving)</text:p>
      <text:p text:style-name="Standard">parser.add_argument('--model_file', default=models.model_highwayDriving)</text:p>
      <text:p text:style-name="Standard">parser.add_argument('--pretrained_model_path', default=None)</text:p>
      <text:p text:style-name="Standard">parser.add_argument('--npx', type=int, default=64)</text:p>
      <text:p text:style-name="Standard">parser.add_argument('--loss', default='squared_loss')</text:p>
      <text:p text:style-name="Standard"><text:soft-page-break/>parser.add_argument('--decay_after', type=float, default=20)</text:p>
      <text:p text:style-name="Standard">parser.add_argument('--batches_per_epoch', type=int, default=200)</text:p>
      <text:p text:style-name="Standard">parser.add_argument('--save_after', type=int, default=10)</text:p>
      <text:p text:style-name="Standard">parser.add_argument('--input_seqlen', type=int, default=3)</text:p>
      <text:p text:style-name="Standard">parser.add_argument('--target_seqlen', type=int, default=3)</text:p>
      <text:p text:style-name="Standard">parser.add_argument('--buffer_len', type=int, default=2)</text:p>
      <text:p text:style-name="Standard">parser.add_argument('--dynmaic_filter_size', type=int, default=(11,11))</text:p>
      <text:p text:style-name="Standard">parser.add_argument('--refinement_network', default=False)</text:p>
      <text:p text:style-name="Standard">parser.add_argument('--dynamic_bias', default=True)</text:p>
      <text:p text:style-name="Standard">args = parser.parse_args()</text:p>
      <text:p text:style-name="Standard">"""</text:p>
      <text:p text:style-name="Standard"/>
      <text:p text:style-name="Standard"/>
      <text:p text:style-name="Standard">class Net(nn.Module):</text:p>
      <text:p text:style-name="Standard"><text:s text:c="4"/>def __init__(self, npx=64, batch_size=options['batch_size'], input_seqlen=3, target_seqlen=3, buffer_len=1, dynamic_filter_size=(9,9), refinement_network=False, dynamic_bias=False):</text:p>
      <text:p text:style-name="Standard"><text:s text:c="8"/>super(Net, self).__init__()</text:p>
      <text:p text:style-name="Standard"><text:s text:c="8"/>self.npx = npx</text:p>
      <text:p text:style-name="Standard"><text:s text:c="8"/>self.batch_size = batch_size</text:p>
      <text:p text:style-name="Standard"><text:s text:c="8"/>self.input_seqlen = input_seqlen</text:p>
      <text:p text:style-name="Standard"><text:s text:c="8"/>self.target_seqlen = target_seqlen</text:p>
      <text:p text:style-name="Standard"><text:s text:c="8"/>self.nInputs = buffer_len</text:p>
      <text:p text:style-name="Standard"><text:s text:c="8"/>self.dynamic_filter_size = dynamic_filter_size</text:p>
      <text:p text:style-name="Standard"><text:s text:c="8"/>self.refinement_network = refinement_network</text:p>
      <text:p text:style-name="Standard"><text:s text:c="8"/>self.dynamic_bias = dynamic_bias</text:p>
      <text:p text:style-name="Standard"><text:s text:c="8"/>self.filter_size = self.dynamic_filter_size[0]</text:p>
      <text:p text:style-name="Standard"/>
      <text:p text:style-name="Standard"><text:s text:c="8"/>self.conv1 = nn.Conv2d(1, 32,(3,3) , stride=(1,1), padding='same', bias=True)</text:p>
      <text:p text:style-name="Standard"><text:s text:c="8"/>self.conv2 = torch.nn.Conv2d(32, 32,(3,3) , stride=(2,2), padding=1, bias=True)</text:p>
      <text:p text:style-name="Standard"><text:s text:c="8"/>self.conv3 = torch.nn.Conv2d(32, 64,(3,3) , stride=(1,1), padding='same', bias=True)</text:p>
      <text:p text:style-name="Standard"/>
      <text:p text:style-name="Standard"><text:s text:c="8"/>self.conv4 = torch.nn.Conv2d(64, 64,(3,3) , stride=(1,1), padding='same', bias=True)</text:p>
      <text:p text:style-name="Standard"/>
      <text:p text:style-name="Standard"><text:s text:c="8"/>self.upscale = torch.nn.Upsample(scale_factor=2)</text:p>
      <text:p text:style-name="Standard"><text:s text:c="8"/>self.conv5 = torch.nn.Conv2d(64, 32, (3, 3), stride=(1, 1), padding='same', bias=True)</text:p>
      <text:p text:style-name="Standard"><text:s text:c="8"/>self.conv6 = torch.nn.Conv2d(32, 64, (3, 3), stride=(1, 1), padding='same', bias=True)</text:p>
      <text:p text:style-name="Standard"><text:s text:c="8"/>self.conv7 = torch.nn.Conv2d(64, 128, (3, 3), stride=(1, 1), padding='same', bias=True)</text:p>
      <text:p text:style-name="Standard"/>
      <text:p text:style-name="Standard"><text:s text:c="8"/>self.conv8 = torch.nn.Conv2d(128, self.filter_size**2 + self.dynamic_bias,(1,1) , stride=(1,1), padding=(0,0), bias=True)</text:p>
      <text:p text:style-name="Standard"/>
      <text:p text:style-name="Standard"><text:s text:c="8"/>self.softmax = torch.nn.Softmax()</text:p>
      <text:p text:style-name="Standard"/>
      <text:p text:style-name="Standard"><text:s text:c="8"/>self.conv9 = torch.nn.Conv2d(128, 32, (3, 3), stride=(1, 1), padding='same', bias=True)</text:p>
      <text:p text:style-name="Standard"><text:s text:c="8"/>self.conv10 = torch.nn.Conv2d(32, 64, (3, 3), stride=(1, 1), padding='same', bias=True)</text:p>
      <text:p text:style-name="Standard"><text:s text:c="8"/>self.conv11 = torch.nn.Conv2d(64, 32, (3, 3), stride=(1, 1), padding='same', bias=True)</text:p>
      <text:p text:style-name="Standard"><text:s text:c="8"/>self.conv12 = torch.nn.Conv2d(32, 1, (3, 3), stride=(1, 1), bias=True)</text:p>
      <text:p text:style-name="Standard"/>
      <text:p text:style-name="Standard"><text:s text:c="4"/>def forward(self, input_batch, device):</text:p>
      <text:p text:style-name="Standard"><text:soft-page-break/><text:s text:c="8"/>nLayersWithParams = 13</text:p>
      <text:p text:style-name="Standard"><text:s text:c="8"/>if self.refinement_network:</text:p>
      <text:p text:style-name="Standard"><text:s text:c="12"/>nLayersWithParams = nLayersWithParams + 4</text:p>
      <text:p text:style-name="Standard"/>
      <text:p text:style-name="Standard"><text:s text:c="8"/>hidden_state = np.zeros((self.batch_size, 64, int(self.npx/2), int(self.npx/2)))</text:p>
      <text:p text:style-name="Standard"><text:s text:c="8"/>hidden_state = torch.tensor(hidden_state).float().to(device)</text:p>
      <text:p text:style-name="Standard"><text:s text:c="8"/>inputs = input_batch</text:p>
      <text:p text:style-name="Standard"/>
      <text:p text:style-name="Standard"><text:s text:c="8"/>outputs = []</text:p>
      <text:p text:style-name="Standard"><text:s text:c="8"/>for i in range(self.input_seqlen - self.nInputs + self.target_seqlen):</text:p>
      <text:p text:style-name="Standard"><text:s text:c="12"/>input = inputs[:, 0:self.nInputs,:,:]</text:p>
      <text:p text:style-name="Standard"><text:s text:c="12"/>output, hidden_state, filters = self.init_hidden(input, hidden_state, device)</text:p>
      <text:p text:style-name="Standard"><text:s text:c="12"/>## FIFO operation.</text:p>
      <text:p text:style-name="Standard"><text:s text:c="12"/>inputs = inputs[:,1:,:,:]</text:p>
      <text:p text:style-name="Standard"><text:s text:c="12"/>filtersToVisualize = filters</text:p>
      <text:p text:style-name="Standard"/>
      <text:p text:style-name="Standard"><text:s text:c="12"/>if i == self.input_seqlen - self.nInputs:</text:p>
      <text:p text:style-name="Standard"><text:s text:c="16"/>pass</text:p>
      <text:p text:style-name="Standard"><text:s text:c="12"/>if i &gt;= self.input_seqlen - self.nInputs:</text:p>
      <text:p text:style-name="Standard"><text:s text:c="16"/>inputs = torch.cat([inputs, output], dim=1)</text:p>
      <text:p text:style-name="Standard"><text:s text:c="16"/>inputs = inputs.float()</text:p>
      <text:p text:style-name="Standard"><text:s text:c="16"/>outputs.append(output)</text:p>
      <text:p text:style-name="Standard"><text:s text:c="8"/>return output, outputs, filtersToVisualize</text:p>
      <text:p text:style-name="Standard"/>
      <text:p text:style-name="Standard"/>
      <text:p text:style-name="Standard"/>
      <text:p text:style-name="Standard"><text:s text:c="4"/>def init_hidden(self, input_batch, hidden_state, device):</text:p>
      <text:p text:style-name="Standard"/>
      <text:p text:style-name="Standard"><text:s text:c="8"/>npx = self.npx # image size</text:p>
      <text:p text:style-name="Standard"><text:s text:c="8"/>nc = self.input_seqlen</text:p>
      <text:p text:style-name="Standard"><text:s text:c="8"/>filter_size = self.dynamic_filter_size[0]</text:p>
      <text:p text:style-name="Standard"><text:s text:c="8"/>f = 0</text:p>
      <text:p text:style-name="Standard"/>
      <text:p text:style-name="Standard"><text:s text:c="8"/>###############################</text:p>
      <text:p text:style-name="Standard"><text:s text:c="8"/># <text:s/>filter-generating network <text:s/>#</text:p>
      <text:p text:style-name="Standard"><text:s text:c="8"/>###############################</text:p>
      <text:p text:style-name="Standard"><text:s text:c="8"/>## encoder</text:p>
      <text:p text:style-name="Standard"><text:s text:c="8"/>nn.init.kaiming_normal_(self.conv1.weight)</text:p>
      <text:p text:style-name="Standard"><text:s text:c="8"/>output = F.leaky_relu(self.conv1(input_batch))</text:p>
      <text:p text:style-name="Standard"/>
      <text:p text:style-name="Standard"><text:s text:c="8"/>output = F.leaky_relu(self.conv2(output))</text:p>
      <text:p text:style-name="Standard"><text:s text:c="8"/>output = F.leaky_relu(self.conv3(output))</text:p>
      <text:p text:style-name="Standard"/>
      <text:p text:style-name="Standard"><text:s text:c="8"/>## mid</text:p>
      <text:p text:style-name="Standard"/>
      <text:p text:style-name="Standard"><text:s text:c="8"/>output = F.leaky_relu(self.conv4(output))</text:p>
      <text:p text:style-name="Standard"/>
      <text:p text:style-name="Standard"><text:s text:c="8"/>hidden = F.leaky_relu(self.conv4(hidden_state))</text:p>
      <text:p text:style-name="Standard"><text:s text:c="8"/>hidden = F.leaky_relu(self.conv4(hidden))</text:p>
      <text:p text:style-name="Standard"><text:soft-page-break/><text:s text:c="8"/>output_hidden = torch.stack([output, hidden])</text:p>
      <text:p text:style-name="Standard"><text:s text:c="8"/>output = torch.sum(output_hidden, dim=0)</text:p>
      <text:p text:style-name="Standard"><text:s text:c="8"/>hidden_state = output</text:p>
      <text:p text:style-name="Standard"/>
      <text:p text:style-name="Standard"><text:s text:c="8"/>## decoder</text:p>
      <text:p text:style-name="Standard"><text:s text:c="8"/>output = F.leaky_relu(self.conv4(output))</text:p>
      <text:p text:style-name="Standard"><text:s text:c="8"/>output = self.upscale(output)</text:p>
      <text:p text:style-name="Standard"><text:s text:c="8"/>output = F.leaky_relu(self.conv5(output))</text:p>
      <text:p text:style-name="Standard"><text:s text:c="8"/>output = F.leaky_relu(self.conv6(output))</text:p>
      <text:p text:style-name="Standard"/>
      <text:p text:style-name="Standard"><text:s text:c="8"/>output = F.leaky_relu(self.conv7(output))</text:p>
      <text:p text:style-name="Standard"/>
      <text:p text:style-name="Standard"><text:s text:c="8"/>## filter-generative layers</text:p>
      <text:p text:style-name="Standard"><text:s text:c="8"/>l_filter = self.conv8(output)</text:p>
      <text:p text:style-name="Standard"/>
      <text:p text:style-name="Standard"><text:s text:c="8"/>#########################</text:p>
      <text:p text:style-name="Standard"><text:s text:c="8"/># <text:s/>transformer network <text:s/>#</text:p>
      <text:p text:style-name="Standard"><text:s text:c="8"/>#########################</text:p>
      <text:p text:style-name="Standard"><text:s text:c="8"/>## get inputs</text:p>
      <text:p text:style-name="Standard"/>
      <text:p text:style-name="Standard"><text:s text:c="8"/># output = input_batch[:,self.nInputs-1:self.nInputs,:,:]</text:p>
      <text:p text:style-name="Standard"><text:s text:c="8"/>output = input_batch</text:p>
      <text:p text:style-name="Standard"><text:s text:c="8"/>if self.dynamic_bias:</text:p>
      <text:p text:style-name="Standard"><text:s text:c="12"/>filters_biases = l_filter[:,filter_size ** 2: filter_size **2 +1,:,:]</text:p>
      <text:p text:style-name="Standard"><text:s text:c="12"/>output = torch.cat([output, filters_biases])</text:p>
      <text:p text:style-name="Standard"><text:s text:c="12"/>output = torch.sum(output, dim=1)</text:p>
      <text:p text:style-name="Standard"/>
      <text:p text:style-name="Standard"><text:s text:c="8"/>## dynamic convolution</text:p>
      <text:p text:style-name="Standard"><text:s text:c="8"/>filters = l_filter[:,0:filter_size ** 2,:,:]</text:p>
      <text:p text:style-name="Standard"/>
      <text:p text:style-name="Standard"><text:s text:c="8"/>filters = filters.permute(0, 2, 3, 1)</text:p>
      <text:p text:style-name="Standard"><text:s text:c="8"/>filters =torch.reshape(filters,(-1, filter_size**2))</text:p>
      <text:p text:style-name="Standard"><text:s text:c="8"/>filters = self.softmax(filters)</text:p>
      <text:p text:style-name="Standard"><text:s text:c="8"/>filters = torch.reshape(filters, (-1, npx, npx, filter_size ** 2))</text:p>
      <text:p text:style-name="Standard"><text:s text:c="8"/>filters = filters.permute(0, 3, 1, 2)</text:p>
      <text:p text:style-name="Standard"/>
      <text:p text:style-name="Standard"><text:s text:c="8"/>output_dynconv = DynamicFilterLayer([output, filters], device, filter_size=(filter_size,filter_size,1), pad=(filter_size//2, filter_size//2))</text:p>
      <text:p text:style-name="Standard"/>
      <text:p text:style-name="Standard"><text:s text:c="8"/>########################</text:p>
      <text:p text:style-name="Standard"><text:s text:c="8"/># <text:s/>refinement network <text:s/>#</text:p>
      <text:p text:style-name="Standard"><text:s text:c="8"/>########################</text:p>
      <text:p text:style-name="Standard"><text:s text:c="8"/>if self.refinement_network:</text:p>
      <text:p text:style-name="Standard"><text:s text:c="12"/>output = torch.cat([output_dynconv, input])</text:p>
      <text:p text:style-name="Standard"><text:s text:c="12"/>output = F.leaky_relu(self.conv9(output))</text:p>
      <text:p text:style-name="Standard"><text:s text:c="12"/>output = F.leaky_relu(self.conv10(output))</text:p>
      <text:p text:style-name="Standard"><text:s text:c="12"/>output = F.leaky_relu(self.conv11(output))</text:p>
      <text:p text:style-name="Standard"><text:s text:c="12"/>output = F.leaky_relu(self.conv12(output))</text:p>
      <text:p text:style-name="Standard"><text:s text:c="12"/>output = output_dynconv.add(output) <text:s/># this is a residual connection</text:p>
      <text:p text:style-name="Standard"><text:soft-page-break/><text:s text:c="8"/>else:</text:p>
      <text:p text:style-name="Standard"><text:s text:c="12"/>output = output_dynconv</text:p>
      <text:p text:style-name="Standard"/>
      <text:p text:style-name="Standard"><text:s text:c="8"/>return output, hidden_state, filters</text:p>
      <text:p text:style-name="Standard"/>
      <text:p text:style-name="Standard"/>
      <text:p text:style-name="Standard"/>
      <text:p text:style-name="Standard"/>
      <text:p text:style-name="Standard">def train(args, model, device, dh, optimizer, epoch, input_seqlen, starttime):</text:p>
      <text:p text:style-name="Standard"><text:s text:c="4"/>model.train()</text:p>
      <text:p text:style-name="Standard"><text:s text:c="4"/>for batch_idx in range(0, options['batches_per_epoch']):</text:p>
      <text:p text:style-name="Standard"/>
      <text:p text:style-name="Standard"><text:s text:c="8"/>batch = dh.GetBatch() <text:s/># generate data on the fly</text:p>
      <text:p text:style-name="Standard"/>
      <text:p text:style-name="Standard"><text:s text:c="8"/>batch_input = batch[..., :input_seqlen].transpose(0, 4, 2, 3, 1).squeeze(axis=4) <text:s/># first frames</text:p>
      <text:p text:style-name="Standard"><text:s text:c="8"/>batch_target = batch[..., input_seqlen:].transpose(0, 4, 2, 3, 1).squeeze(axis=4) <text:s/># last frame</text:p>
      <text:p text:style-name="Standard"/>
      <text:p text:style-name="Standard"><text:s text:c="8"/>batch_input = torch.tensor(batch_input)</text:p>
      <text:p text:style-name="Standard"><text:s text:c="8"/>batch_target = torch.tensor(batch_target)</text:p>
      <text:p text:style-name="Standard"/>
      <text:p text:style-name="Standard"><text:s text:c="8"/>data, target = batch_input.to(device), batch_target.to(device)</text:p>
      <text:p text:style-name="Standard"><text:s text:c="8"/>optimizer.zero_grad()</text:p>
      <text:p text:style-name="Standard"><text:s text:c="8"/>output, outputs, filtersToVisualize = model(data, device)</text:p>
      <text:p text:style-name="Standard"><text:s text:c="8"/>outputs = torch.squeeze(torch.stack(outputs, dim=1), dim=2).detach()</text:p>
      <text:p text:style-name="Standard"><text:s text:c="8"/>outputs.requires_grad = True</text:p>
      <text:p text:style-name="Standard"><text:s text:c="8"/>target = target.double()</text:p>
      <text:p text:style-name="Standard"><text:s text:c="8"/>mse = nn.MSELoss()</text:p>
      <text:p text:style-name="Standard"><text:s text:c="8"/>loss = mse(outputs, target)</text:p>
      <text:p text:style-name="Standard"><text:s text:c="8"/>loss.backward()</text:p>
      <text:p text:style-name="Standard"><text:s text:c="8"/>optimizer.step()</text:p>
      <text:p text:style-name="Standard"><text:s text:c="8"/>if batch_idx % args.log_interval == 0:</text:p>
      <text:p text:style-name="Standard"><text:s text:c="12"/>print('Train Epoch: {} [{}/{} ({:.0f}%)]\tLoss: {:.6f}'.format(</text:p>
      <text:p text:style-name="Standard"><text:s text:c="16"/>epoch, batch_idx, options['batches_per_epoch'],</text:p>
      <text:p text:style-name="Standard"><text:s text:c="16"/>100. * batch_idx / options['batches_per_epoch'], loss.item()))</text:p>
      <text:p text:style-name="Standard"/>
      <text:p text:style-name="Standard"/>
      <text:p text:style-name="Standard">def test(model, device, dh_test, input_seqlen, writer, Net):</text:p>
      <text:p text:style-name="Standard"><text:s text:c="4"/>model.eval()</text:p>
      <text:p text:style-name="Standard"><text:s text:c="4"/>with torch.no_grad():</text:p>
      <text:p text:style-name="Standard"><text:s text:c="8"/>batch = dh_test.GetBatch()</text:p>
      <text:p text:style-name="Standard"><text:s text:c="8"/>batch_input = batch[..., :input_seqlen].transpose(0, 4, 2, 3, 1).squeeze(axis=4) <text:s/># first frames</text:p>
      <text:p text:style-name="Standard"><text:s text:c="8"/>batch_target = batch[..., input_seqlen:].transpose(0, 4, 2, 3, 1).squeeze(axis=4) <text:s/># last frame</text:p>
      <text:p text:style-name="Standard"/>
      <text:p text:style-name="Standard"><text:s text:c="8"/>batch_input = torch.tensor(batch_input)</text:p>
      <text:p text:style-name="Standard"><text:s text:c="8"/>batch_target = torch.tensor(batch_target)</text:p>
      <text:p text:style-name="Standard"/>
      <text:p text:style-name="Standard"><text:s text:c="8"/>data, target = batch_input.to(device), batch_target.to(device)</text:p>
      <text:p text:style-name="Standard"><text:s text:c="8"/>pred = model(data, device)</text:p>
      <text:p text:style-name="Standard"/>
      <text:p text:style-name="Standard"><text:soft-page-break/><text:s text:c="8"/>for i in range(0, 3):</text:p>
      <text:p text:style-name="Standard"><text:s text:c="12"/>single_target = target[0,i,:,:]</text:p>
      <text:p text:style-name="Standard"><text:s text:c="12"/>single_target = torch.reshape(single_target, (1, options['image_dim'],options['image_dim']))</text:p>
      <text:p text:style-name="Standard"><text:s text:c="12"/>single_target = single_target.to('cpu')</text:p>
      <text:p text:style-name="Standard"/>
      <text:p text:style-name="Standard"><text:s text:c="12"/>writer.add_image('targets', single_target)</text:p>
      <text:p text:style-name="Standard"/>
      <text:p text:style-name="Standard"><text:s text:c="12"/>single_target = single_target.permute(1, 2, 0)</text:p>
      <text:p text:style-name="Standard"><text:s text:c="12"/>plt.figure()</text:p>
      <text:p text:style-name="Standard"><text:s text:c="12"/>plt.imshow(single_target)</text:p>
      <text:p text:style-name="Standard"/>
      <text:p text:style-name="Standard"/>
      <text:p text:style-name="Standard"/>
      <text:p text:style-name="Standard"><text:s text:c="8"/>for i in range(0, 3):</text:p>
      <text:p text:style-name="Standard"><text:s text:c="12"/>single_pred = pred[1]</text:p>
      <text:p text:style-name="Standard"><text:s text:c="12"/>single_pred = single_pred[i]</text:p>
      <text:p text:style-name="Standard"><text:s text:c="12"/>single_pred = single_pred[0,:,:,:]</text:p>
      <text:p text:style-name="Standard"><text:s text:c="12"/>single_pred = torch.reshape(single_pred, (1, options['image_dim'], options['image_dim']))</text:p>
      <text:p text:style-name="Standard"><text:s text:c="12"/>single_pred = single_pred.permute(1, 2, 0).to('cpu')</text:p>
      <text:p text:style-name="Standard"><text:s text:c="12"/>plt.figure()</text:p>
      <text:p text:style-name="Standard"><text:s text:c="12"/>plt.imshow(single_pred)</text:p>
      <text:p text:style-name="Standard"/>
      <text:p text:style-name="Standard"><text:s text:c="8"/># writer.add_graph(model(data, device), data, device)</text:p>
      <text:p text:style-name="Standard"><text:s text:c="8"/>writer.close()</text:p>
      <text:p text:style-name="Standard"/>
      <text:p text:style-name="Standard"><text:s text:c="4"/>plt.show()</text:p>
      <text:p text:style-name="Standard"/>
      <text:p text:style-name="Standard">def main():</text:p>
      <text:p text:style-name="Standard"><text:s text:c="4"/>writer = SummaryWriter('runs')</text:p>
      <text:p text:style-name="Standard"><text:s text:c="4"/># Training settings</text:p>
      <text:p text:style-name="Standard"><text:s text:c="4"/>use_cuda = not args.no_cuda and torch.cuda.is_available()</text:p>
      <text:p text:style-name="Standard"><text:s text:c="4"/>torch.manual_seed(args.seed)</text:p>
      <text:p text:style-name="Standard"><text:s text:c="4"/>device = torch.device("cuda" if use_cuda else "cpu")</text:p>
      <text:p text:style-name="Standard"><text:s text:c="4"/>train_kwargs = {'batch_size': args.batch_size}</text:p>
      <text:p text:style-name="Standard"><text:s text:c="4"/>test_kwargs = {'batch_size': args.test_batch_size}</text:p>
      <text:p text:style-name="Standard"><text:s text:c="4"/>if use_cuda:</text:p>
      <text:p text:style-name="Standard"><text:s text:c="8"/>cuda_kwargs = {'num_workers': 1,</text:p>
      <text:p text:style-name="Standard"><text:s text:c="23"/>'pin_memory': True,</text:p>
      <text:p text:style-name="Standard"><text:s text:c="23"/>'shuffle': False}</text:p>
      <text:p text:style-name="Standard"><text:s text:c="8"/>train_kwargs.update(cuda_kwargs)</text:p>
      <text:p text:style-name="Standard"><text:s text:c="8"/>test_kwargs.update(cuda_kwargs)</text:p>
      <text:p text:style-name="Standard"/>
      <text:p text:style-name="Standard"><text:s text:c="4"/># ------------ data setup ----------------</text:p>
      <text:p text:style-name="Standard"><text:s text:c="4"/>print('Prepare data...')</text:p>
      <text:p text:style-name="Standard"><text:s text:c="4"/>dataset = importlib.import_module(options['dataset_file'])</text:p>
      <text:p text:style-name="Standard"><text:s text:c="4"/>dh = dataset.DataHandler(**options['datasetOptions'])</text:p>
      <text:p text:style-name="Standard"><text:s text:c="4"/>dh.data_ = dh.data_[0:15000, :, :,:]</text:p>
      <text:p text:style-name="Standard"><text:s text:c="4"/>dh.dataset_size_ = 15000</text:p>
      <text:p text:style-name="Standard"><text:s text:c="4"/>dh_test = dataset.DataHandler(**options['datasetOptions'])</text:p>
      <text:p text:style-name="Standard"><text:soft-page-break/><text:s text:c="4"/>dh_test.data_ = dh_test.data_[15000:-1, :, :, :]</text:p>
      <text:p text:style-name="Standard"><text:s text:c="4"/>dh_test.dataset_size_ = 693</text:p>
      <text:p text:style-name="Standard"/>
      <text:p text:style-name="Standard"/>
      <text:p text:style-name="Standard"><text:s text:c="4"/># dh_tensor = torch.tensor(dh)</text:p>
      <text:p text:style-name="Standard"><text:s text:c="4"/>input_batch = dh.data_[0:dh.batch_size_, :, :, :]</text:p>
      <text:p text:style-name="Standard"><text:s text:c="4"/>target = dh.data_[dh.batch_size_+1, :, :, :]</text:p>
      <text:p text:style-name="Standard"><text:s text:c="4"/>input_seqlen = options['modelOptions']['input_seqlen']</text:p>
      <text:p text:style-name="Standard"/>
      <text:p text:style-name="Standard"/>
      <text:p text:style-name="Standard"><text:s text:c="4"/>train_loader = torch.utils.data.DataLoader(dh,**train_kwargs)</text:p>
      <text:p text:style-name="Standard"/>
      <text:p text:style-name="Standard"/>
      <text:p text:style-name="Standard"><text:s text:c="4"/>model = Net(batch_size=options['batch_size']).to(device)</text:p>
      <text:p text:style-name="Standard"><text:s text:c="4"/>optimizer = optim.Adadelta(model.parameters(), lr=args.lr)</text:p>
      <text:p text:style-name="Standard"/>
      <text:p text:style-name="Standard"><text:s text:c="4"/>scheduler = StepLR(optimizer, step_size=1, gamma=args.gamma)</text:p>
      <text:p text:style-name="Standard"><text:s text:c="4"/>starttime = time.process_time()</text:p>
      <text:p text:style-name="Standard"/>
      <text:p text:style-name="Standard"><text:s text:c="4"/>for epoch in range(1, args.epochs + 1):</text:p>
      <text:p text:style-name="Standard"><text:s text:c="8"/>train(args, model, device, dh, optimizer, epoch, input_seqlen, starttime)</text:p>
      <text:p text:style-name="Standard"/>
      <text:p text:style-name="Standard"><text:s text:c="8"/>time_delta = time.process_time() - starttime</text:p>
      <text:p text:style-name="Standard"><text:s text:c="8"/>hours, rem = divmod(time_delta, 3600)</text:p>
      <text:p text:style-name="Standard"><text:s text:c="8"/>minutes, seconds = divmod(rem, 60)</text:p>
      <text:p text:style-name="Standard"><text:s text:c="8"/>time_delta_left = (time.process_time() - starttime) * args.epochs / epoch</text:p>
      <text:p text:style-name="Standard"><text:s text:c="8"/>hours_left, rem = divmod(time_delta_left, 3600)</text:p>
      <text:p text:style-name="Standard"><text:s text:c="8"/>minutes_left, seconds_left = divmod(rem, 60)</text:p>
      <text:p text:style-name="Standard"><text:s text:c="8"/>print('Time: {:0&gt;2}:{:0&gt;2}:{:0&gt;2}\t/\t{:0&gt;2}:{:0&gt;2}:{:0&gt;2}'.format(int(hours),int(minutes), int(seconds), int(hours_left),int(minutes_left),int(seconds_left)))</text:p>
      <text:p text:style-name="Standard"><text:s text:c="8"/>scheduler.step()</text:p>
      <text:p text:style-name="Standard"/>
      <text:p text:style-name="Standard"><text:s text:c="8"/>if args.save_model:</text:p>
      <text:p text:style-name="Standard"><text:s text:c="12"/>torch.save(model.state_dict(), "highway_model.pt")</text:p>
      <text:p text:style-name="Standard"/>
      <text:p text:style-name="Standard"><text:s text:c="4"/>model.load_state_dict(torch.load("highway_model.pt"))</text:p>
      <text:p text:style-name="Standard"><text:s text:c="4"/>test(model, device, dh_test, input_seqlen, writer, Net)</text:p>
      <text:p text:style-name="Standard"/>
      <text:p text:style-name="Standard"/>
      <text:p text:style-name="Standard"/>
      <text:p text:style-name="Standard"/>
      <text:p text:style-name="Standard">if __name__ == '__main__':</text:p>
      <text:p text:style-name="Standard"><text:s text:c="3"/>main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6:28:37.417557650</meta:creation-date>
    <dc:date>2021-10-20T16:30:05.936421519</dc:date>
    <meta:editing-duration>PT1M29S</meta:editing-duration>
    <meta:editing-cycles>1</meta:editing-cycles>
    <meta:document-statistic meta:table-count="0" meta:image-count="0" meta:object-count="0" meta:page-count="8" meta:paragraph-count="302" meta:word-count="1163" meta:character-count="14398" meta:non-whitespace-character-count="11580"/>
    <meta:generator>LibreOffice/6.4.7.2$Linux_X86_64 LibreOffice_project/40$Build-2</meta:generator>
  </office:meta>
</office:document-meta>
</file>